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0in" svg:y="0in" svg:width="6.20827in" svg:height="1.1252in" style:rel-width="scale" style:rel-height="scale"><draw:image xlink:href="media/image1.png" xlink:type="simple" xlink:show="embed" xlink:actuate="onLoad"/><svg:title/><svg:desc/></draw:frame><text:tab/>b)$echo $HOME</text:p>
      <text:p text:style-name="Standard"/>
      <text:p text:style-name="Standard"><text:tab/><draw:frame draw:z-index="251659264" draw:style-name="a1" draw:name="Image2" text:anchor-type="paragraph" svg:x="0.37795in" svg:y="0in" svg:width="5.9374in" svg:height="0.6456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text:tab/><draw:frame draw:z-index="3" draw:style-name="a2" draw:name="Image4" text:anchor-type="paragraph" svg:x="0in" svg:y="0in" svg:width="6.69291in" svg:height="3.3645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<draw:frame draw:z-index="2" draw:style-name="a3" draw:name="Image3" text:anchor-type="paragraph" svg:x="0.34646in" svg:y="0.2626in" svg:width="6in" svg:height="1.73976in" style:rel-width="scale" style:rel-height="scale"><draw:image xlink:href="media/image4.png" xlink:type="simple" xlink:show="embed" xlink:actuate="onLoad"/><svg:title/><svg:desc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" draw:style-name="a4" draw:name="Image5" text:anchor-type="paragraph" svg:x="0.6625in" svg:y="0.12222in" svg:width="5.9374in" svg:height="1.5626in" style:rel-width="scale" style:rel-height="scale"><draw:image xlink:href="media/image5.png" xlink:type="simple" xlink:show="embed" xlink:actuate="onLoad"/><svg:title/><svg:desc/></draw:frame></text:p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5" draw:style-name="a5" draw:name="Image6" text:anchor-type="paragraph" svg:x="0.36389in" svg:y="0.04444in" svg:width="6.60433in" svg:height="1.16654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6" draw:style-name="a6" draw:name="Image8" text:anchor-type="paragraph" svg:x="-0.24306in" svg:y="0.525in" svg:width="6.69291in" svg:height="2.6374in" style:rel-width="scale" style:rel-height="scale"><draw:image xlink:href="media/image7.png" xlink:type="simple" xlink:show="embed" xlink:actuate="onLoad"/><svg:title/><svg:desc/></draw:frame></text:p>
      <text:soft-page-break/>
      <text:p text:style-name="Standard"><draw:frame draw:z-index="9" draw:style-name="a7" draw:name="Image10" text:anchor-type="paragraph" svg:x="0.24306in" svg:y="0in" svg:width="6.69291in" svg:height="0.51378in" style:rel-width="scale" style:rel-height="scale"><draw:image xlink:href="media/image8.png" xlink:type="simple" xlink:show="embed" xlink:actuate="onLoad"/><svg:title/><svg:desc/></draw:frame><draw:frame draw:z-index="8" draw:style-name="a8" draw:name="Image9" text:anchor-type="paragraph" svg:x="0.09028in" svg:y="1.51389in" svg:width="6.69291in" svg:height="0.91378in" style:rel-width="scale" style:rel-height="scale"><draw:image xlink:href="media/image9.png" xlink:type="simple" xlink:show="embed" xlink:actuate="onLoad"/><svg:title/><svg:desc/></draw:frame><text:line-break/><text:line-break/><text:tab/><text:tab/></text:p>
      <text:p text:style-name="Standard"/>
      <text:p text:style-name="Standard"/>
      <text:p text:style-name="Standard"/>
      <text:p text:style-name="Standard"><text:tab/><text:tab/><text:tab/></text:p>
      <text:p text:style-name="Standard"><draw:frame draw:z-index="10" draw:style-name="a9" draw:name="Image11" text:anchor-type="paragraph" svg:x="1.29449in" svg:y="0.1374in" svg:width="4.35433in" svg:height="0.98976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><draw:frame draw:z-index="12" draw:style-name="a10" draw:name="Image13" text:anchor-type="paragraph" svg:x="2.0811in" svg:y="0.15in" svg:width="2.5311in" svg:height="2.10433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text:line-break/></text:p>
      <text:p text:style-name="Standard"/>
      <text:p text:style-name="Standard"/>
      <text:p text:style-name="Standard"><draw:frame draw:z-index="11" draw:style-name="a11" draw:name="Image12" text:anchor-type="paragraph" svg:x="0.94583in" svg:y="0.14583in" svg:width="4.8437in" svg:height="2.14567in" style:rel-width="scale" style:rel-height="scale"><draw:image xlink:href="media/image12.png" xlink:type="simple" xlink:show="embed" xlink:actuate="onLoad"/><svg:title/><svg:desc/></draw:frame><text:tab/><text:tab/><text:tab/><text:tab/><text:tab/><text:tab/><text:tab/><text:tab/><text:tab/><text:tab/><text:tab/><text:tab/><text:tab/><text:tab/><text:tab/></text:p>
      <text:p text:style-name="Standard"/>
      <text:p text:style-name="Standard"><text:tab/><text:tab/></text:p>
      <text:p text:style-name="Standard"/>
      <text:p text:style-name="Standard"/>
      <text:p text:style-name="Standard"><draw:frame draw:z-index="13" draw:style-name="a12" draw:name="Image14" text:anchor-type="paragraph" svg:x="0in" svg:y="0.60417in" svg:width="2.36457in" svg:height="1.20827in" style:rel-width="scale" style:rel-height="scale"><draw:image xlink:href="media/image13.png" xlink:type="simple" xlink:show="embed" xlink:actuate="onLoad"/><svg:title/><svg:desc/></draw:frame><text:tab/><text:tab/><text:tab/><text:tab/><text:tab/><text:tab/><text:tab/><text:tab/><text:tab/><text:tab/><text:tab/><text:tab/>‘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4" draw:style-name="a13" draw:name="Image15" text:anchor-type="paragraph" svg:x="0.87083in" svg:y="0.15278in" svg:width="4.67717in" svg:height="1.58346in" style:rel-width="scale" style:rel-height="scale"><draw:image xlink:href="media/image14.png" xlink:type="simple" xlink:show="embed" xlink:actuate="onLoad"/><svg:title/><svg:desc/></draw:frame>\</text:p>
      <text:p text:style-name="Standard"><text:tab/><text:tab/><draw:frame draw:z-index="15" draw:style-name="a14" draw:name="Image16" text:anchor-type="paragraph" svg:x="1.09173in" svg:y="1.8374in" svg:width="4.51024in" svg:height="2.8126in" style:rel-width="scale" style:rel-height="scale"><draw:image xlink:href="media/image15.png" xlink:type="simple" xlink:show="embed" xlink:actuate="onLoad"/><svg:title/><svg:desc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7" draw:style-name="a15" draw:name="Image18" text:anchor-type="paragraph" svg:x="0in" svg:y="0in" svg:width="2.4063in" svg:height="2.54173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6" draw:style-name="a16" draw:name="Image17" text:anchor-type="paragraph" svg:x="0.65079in" svg:y="0.16378in" svg:width="5.4689in" svg:height="1.27087in" style:rel-width="scale" style:rel-height="scale"><draw:image xlink:href="media/image17.png" xlink:type="simple" xlink:show="embed" xlink:actuate="onLoad"/><svg:title/><svg:desc/></draw:frame><text:line-break/></text:p>
      <text:p text:style-name="Standard"><text:line-break/><draw:frame draw:z-index="18" draw:style-name="a17" draw:name="Image19" text:anchor-type="paragraph" svg:x="0in" svg:y="0in" svg:width="2.11457in" svg:height="1.1874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9" draw:style-name="a18" draw:name="Image20" text:anchor-type="paragraph" svg:x="0in" svg:y="0in" svg:width="5.05197in" svg:height="0.91654in" style:rel-width="scale" style:rel-height="scale"><draw:image xlink:href="media/image1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0" draw:style-name="a19" draw:name="Image21" text:anchor-type="paragraph" svg:x="0in" svg:y="0in" svg:width="5.01024in" svg:height="2.05197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1" draw:style-name="a20" draw:name="Image22" text:anchor-type="paragraph" svg:x="0in" svg:y="0in" svg:width="5.01024in" svg:height="1.30197in" style:rel-width="scale" style:rel-height="scale"><draw:image xlink:href="media/image21.png" xlink:type="simple" xlink:show="embed" xlink:actuate="onLoad"/><svg:title/><svg:desc/></draw:frame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draw:frame draw:z-index="22" draw:style-name="a21" draw:name="Image23" text:anchor-type="paragraph" svg:x="0in" svg:y="0in" svg:width="5.17717in" svg:height="1.19803in" style:rel-width="scale" style:rel-height="scale"><draw:image xlink:href="media/image22.png" xlink:type="simple" xlink:show="embed" xlink:actuate="onLoad"/><svg:title/><svg:desc/></draw:frame><text:tab/></text:p>
      <text:p text:style-name="Standard"/>
      <text:p text:style-name="Standard"/>
      <text:p text:style-name="Standard"><draw:frame draw:z-index="23" draw:style-name="a22" draw:name="Image24" text:anchor-type="paragraph" svg:x="0in" svg:y="0in" svg:width="5.23976in" svg:height="1.26024in" style:rel-width="scale" style:rel-height="scale"><draw:image xlink:href="media/image23.png" xlink:type="simple" xlink:show="embed" xlink:actuate="onLoad"/><svg:title/><svg:desc/></draw:frame><text:tab/></text:p>
      <text:p text:style-name="Standard"/>
      <text:p text:style-name="Standard"><draw:frame draw:z-index="24" draw:style-name="a23" draw:name="Image25" text:anchor-type="paragraph" svg:x="0in" svg:y="0in" svg:width="5.76024in" svg:height="0.7811in" style:rel-width="scale" style:rel-height="scale"><draw:image xlink:href="media/image24.png" xlink:type="simple" xlink:show="embed" xlink:actuate="onLoad"/><svg:title/><svg:desc/></draw:frame>uniq only compares adjacent lines for duplicates</text:p>
      <text:p text:style-name="Standard"/>
      <text:p text:style-name="Standard"/>
      <text:p text:style-name="Standard"/>
      <text:p text:style-name="Standard"/>
      <text:soft-page-break/>
      <text:p text:style-name="Standard"><draw:frame draw:z-index="25" draw:style-name="a24" draw:name="Image26" text:anchor-type="paragraph" svg:x="0in" svg:y="0in" svg:width="5.86457in" svg:height="1.2811in" style:rel-width="scale" style:rel-height="scale"><draw:image xlink:href="media/image25.png" xlink:type="simple" xlink:show="embed" xlink:actuate="onLoad"/><svg:title/><svg:desc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6" draw:style-name="a25" draw:name="Image27" text:anchor-type="paragraph" svg:x="0in" svg:y="0in" svg:width="5.88543in" svg:height="0.6563in" style:rel-width="scale" style:rel-height="scale"><draw:image xlink:href="media/image26.png" xlink:type="simple" xlink:show="embed" xlink:actuate="onLoad"/><svg:title/><svg:desc/></draw:frame><text:tab/><text:tab/><text:tab/></text:p>
      <text:p text:style-name="Standard"/>
      <text:p text:style-name="Standard"><draw:frame draw:z-index="27" draw:style-name="a26" draw:name="Image28" text:anchor-type="paragraph" svg:x="0.18542in" svg:y="2.45972in" svg:width="5.88472in" svg:height="3.78472in" style:rel-width="scale" style:rel-height="scale"><draw:image xlink:href="media/image27.png" xlink:type="simple" xlink:show="embed" xlink:actuate="onLoad"/><svg:title/><svg:desc/></draw:frame><draw:frame draw:z-index="28" draw:style-name="a27" draw:name="Image29" text:anchor-type="paragraph" svg:x="0.43333in" svg:y="0.39583in" svg:width="5.63542in" svg:height="1.69792in" style:rel-width="scale" style:rel-height="scale"><draw:image xlink:href="media/image28.png" xlink:type="simple" xlink:show="embed" xlink:actuate="onLoad"/><svg:title/><svg:desc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draw:frame draw:z-index="251661312" draw:style-name="a28" draw:name="Image7" text:anchor-type="paragraph" svg:x="0in" svg:y="0.57708in" svg:width="6.68681in" svg:height="5.02778in" style:rel-width="scale" style:rel-height="scale"><draw:image xlink:href="media/image2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font-name-complex="Mangal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guna R</dc:creator>
    <meta:creation-date>2023-01-21T01:44:00Z</meta:creation-date>
    <dc:date>2023-01-22T12:07:00Z</dc:date>
    <meta:template xlink:href="Normal" xlink:type="simple"/>
    <meta:editing-cycles>14</meta:editing-cycles>
    <meta:editing-duration>PT4920S</meta:editing-duration>
    <meta:user-defined meta:name="GrammarlyDocumentId">4133d49cb1559266359fb6403743f192bfa93c2e9ff016209b4384d5756521ed</meta:user-defined>
    <meta:document-statistic meta:page-count="7" meta:paragraph-count="26" meta:word-count="66" meta:character-count="376" meta:row-count="336" meta:non-whitespace-character-count="336"/>
  </office:meta>
</office:document-meta>
</file>